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8.9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29.4pt"/>
    </style:style>
    <style:style style:name="co5" style:family="table-column">
      <style:table-column-properties fo:break-before="auto" style:column-width="107.21pt"/>
    </style:style>
    <style:style style:name="co6" style:family="table-column">
      <style:table-column-properties fo:break-before="auto" style:column-width="150.01pt"/>
    </style:style>
    <style:style style:name="co7" style:family="table-column">
      <style:table-column-properties fo:break-before="auto" style:column-width="145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sess_5f_group_5f_fig24">
      <style:table-properties table:display="true" style:writing-mode="lr-tb"/>
    </style:style>
    <style:style style:name="ta2" style:family="table" style:master-page-name="PageStyle_5f_assess_5f_group_5f_fig25">
      <style:table-properties table:display="true" style:writing-mode="lr-tb"/>
    </style:style>
    <style:style style:name="ta3" style:family="table" style:master-page-name="PageStyle_5f_assess_5f_legacy_5f_fig26">
      <style:table-properties table:display="true" style:writing-mode="lr-tb"/>
    </style:style>
    <style:style style:name="ta4" style:family="table" style:master-page-name="PageStyle_5f_assess_5f_policy_5f_fig27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sess_group_fig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aw data available at bsc-implementation/assessment/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/>
          <table:table-cell>
            <draw:frame table:end-cell-address="assess_group_fig24.I20" table:end-x="56.75pt" table:end-y="8.22pt" draw:z-index="0" draw:name="Chart 1" draw:style-name="gr1" draw:text-style-name="P1" svg:width="449.97pt" svg:height="278.22pt" svg:x="7.51pt" svg:y="13.49pt">
              <draw:object draw:notify-on-update-of-ranges="assess_group_fig24.A5:assess_group_fig24.A9 assess_group_fig24.B5:assess_group_fig24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Job titles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Software Engineer (42,9%)</text:p>
          </table:table-cell>
          <table:table-cell table:style-name="ce4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DevOps Engineer (14,3%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Platform Engineer (14,3%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Cloud Architect (14,3%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Middleware Specialist (14,3%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 table:number-rows-repeated="10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>
            <draw:frame table:end-cell-address="assess_group_fig24.I38" table:end-x="56.75pt" table:end-y="0.71pt" draw:z-index="1" draw:name="Chart 2" draw:style-name="gr1" draw:text-style-name="P1" svg:width="449.97pt" svg:height="278.22pt" svg:x="7.51pt" svg:y="6.01pt">
              <draw:object draw:notify-on-update-of-ranges="assess_group_fig24.A22:assess_group_fig24.A27 assess_group_fig24.B22:assess_group_fig24.B2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oud providers used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Azure (26,3%)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GCP (26,3%)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AWS (21,1%)</text:p>
          </table:table-cell>
          <table:table-cell table:style-name="ce4" office:value-type="float" office:value="4" calcext:value-type="float">
            <text:p>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Swisscom (10,5%)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IBM (10,5%)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Hetzner (5,3%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 table:number-rows-repeated="10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>
            <draw:frame table:end-cell-address="assess_group_fig24.I56" table:end-x="56.75pt" table:end-y="0.74pt" draw:z-index="2" draw:name="Chart 3" draw:style-name="gr1" draw:text-style-name="P1" svg:width="449.97pt" svg:height="278.22pt" svg:x="7.51pt" svg:y="6.01pt">
              <draw:object draw:notify-on-update-of-ranges="assess_group_fig24.A40:assess_group_fig24.A43 assess_group_fig24.B40:assess_group_fig24.B4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ctors/industries: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Finance (42,9%)</text:p>
          </table:table-cell>
          <table:table-cell table:style-name="ce4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Software (28,6%)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Cloud (14,3%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Telecommunication (14,3%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Companies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3AP AG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SAS Institute AG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Nine Internet Solutions AG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UBS Business Solutions AG</text:p>
          </table:table-cell>
          <table:table-cell table:style-name="ce4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Swisscom AG (via Mimacom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 table:number-rows-repeated="4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>
            <draw:frame table:end-cell-address="assess_group_fig24.I73" table:end-x="56.75pt" table:end-y="0.71pt" draw:z-index="3" draw:name="Chart 4" draw:style-name="gr1" draw:text-style-name="P1" svg:width="449.97pt" svg:height="278.22pt" svg:x="7.51pt" svg:y="6.01pt">
              <draw:object draw:notify-on-update-of-ranges="assess_group_fig24.A57:assess_group_fig24.A61 assess_group_fig24.B57:assess_group_fig24.B6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oud deployment types used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Public (40,0%)</text:p>
          </table:table-cell>
          <table:table-cell table:style-name="ce4" office:value-type="float" office:value="6" calcext:value-type="float">
            <text:p>6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Private (33,3%)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Hybrid (13,3%)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Multi (13,3%)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1021"/>
        </table:table-row>
        <table:table-row table:style-name="ro1" table:number-rows-repeated="12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>
            <draw:frame table:end-cell-address="assess_group_fig24.I91" table:end-x="56.75pt" table:end-y="0.74pt" draw:z-index="4" draw:name="Chart 5" draw:style-name="gr1" draw:text-style-name="P1" svg:width="449.97pt" svg:height="278.22pt" svg:x="7.51pt" svg:y="6.01pt">
              <draw:object draw:notify-on-update-of-ranges="assess_group_fig24.A76:assess_group_fig24.A79 assess_group_fig24.B76:assess_group_fig24.B7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Tech used for legacy mgmt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Internal tools (41,7%)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Puppet (33,3%)</text:p>
          </table:table-cell>
          <table:table-cell table:style-name="ce4" office:value-type="float" office:value="4" calcext:value-type="float">
            <text:p>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Ansible (16,7%)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Terraform (8,3%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 table:number-rows-repeated="11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>
            <draw:frame table:end-cell-address="assess_group_fig24.I109" table:end-x="56.75pt" table:end-y="1.47pt" draw:z-index="5" draw:name="Chart 6" draw:style-name="gr1" draw:text-style-name="P1" svg:width="449.97pt" svg:height="278.22pt" svg:x="7.51pt" svg:y="6.75pt">
              <draw:object draw:notify-on-update-of-ranges="assess_group_fig24.A93:assess_group_fig24.A97 assess_group_fig24.B93:assess_group_fig24.B9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ch used for cloud-native mgmt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Kubernetes (38,5%)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Terraform (23,1%)</text:p>
          </table:table-cell>
          <table:table-cell table:style-name="ce4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Internal tools (15,4%)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OpenShift (15,4%)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OpenStack (7,7%)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Eucalyptus (1)</text:p>
          </table:table-cell>
          <table:table-cell table:style-name="ce2"/>
          <table: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>
            <text:p>Jenkins (1)</text:p>
          </table:table-cell>
          <table:table-cell table:style-name="ce2"/>
          <table:table-cell table:style-name="ce5"/>
          <table:table-cell table:number-columns-repeated="1021"/>
        </table:table-row>
        <table:table-row table:style-name="ro1" table:number-rows-repeated="9">
          <table:table-cell table:style-name="ce2" table:number-columns-repeated="2"/>
          <table:table-cell table:style-name="ce5"/>
          <table:table-cell table:number-columns-repeated="1021"/>
        </table:table-row>
        <table:table-row table:style-name="ro1" table:number-rows-repeated="826">
          <table:table-cell table:style-name="ce2" table:number-columns-repeated="2"/>
          <table:table-cell table:number-columns-repeated="1022"/>
        </table:table-row>
        <table:table-row table:style-name="ro2" table:number-rows-repeated="10476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ess_group_fig25" table:style-name="ta2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aw data available at bsc-implementation/assessment/</text:p>
          </table:table-cell>
          <table:covered-table-cell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table:number-columns-repeated="4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Tech skills</text:p>
          </table:table-cell>
          <table:table-cell table:style-name="ce4" table:number-columns-repeated="3"/>
          <table:table-cell table:style-name="ce2">
            <draw:frame table:end-cell-address="assess_group_fig25.J21" table:end-x="56.72pt" table:end-y="2.24pt" draw:z-index="0" draw:name="Chart 7" draw:style-name="gr1" draw:text-style-name="P1" svg:width="449.97pt" svg:height="278.22pt" svg:x="7.51pt" svg:y="7.51pt">
              <draw:object draw:notify-on-update-of-ranges="assess_group_fig25.B4:assess_group_fig25.D4 assess_group_fig25.A5:assess_group_fig25.A5 assess_group_fig25.B5:assess_group_fig25.D5 assess_group_fig25.A6:assess_group_fig25.A6 assess_group_fig25.B6:assess_group_fig25.D6 assess_group_fig25.A7:assess_group_fig25.A7 assess_group_fig25.B7:assess_group_fig25.D7 assess_group_fig25.A8:assess_group_fig25.A8 assess_group_fig25.B8:assess_group_fig25.D8 assess_group_fig25.A9:assess_group_fig25.A9 assess_group_fig25.B9:assess_group_fig25.D9 assess_group_fig25.A10:assess_group_fig25.A10 assess_group_fig25.B10:assess_group_fig25.D1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Kubernetes</text:p>
          </table:table-cell>
          <table:table-cell table:style-name="ce4" office:value-type="string" calcext:value-type="string">
            <text:p>Containers</text:p>
          </table:table-cell>
          <table:table-cell table:style-name="ce4" office:value-type="string" calcext:value-type="string">
            <text:p>Legacy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1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Cloud skills</text:p>
          </table:table-cell>
          <table:table-cell table:style-name="ce2" table:number-columns-repeated="3"/>
          <table:table-cell table:style-name="ce2">
            <draw:frame table:end-cell-address="assess_group_fig25.J39" table:end-x="56.72pt" table:end-y="0.74pt" draw:z-index="1" draw:name="Chart 8" draw:style-name="gr1" draw:text-style-name="P1" svg:width="449.97pt" svg:height="278.22pt" svg:x="7.51pt" svg:y="6.01pt">
              <draw:object draw:notify-on-update-of-ranges="assess_group_fig25.B22:assess_group_fig25.D22 assess_group_fig25.A23:assess_group_fig25.A23 assess_group_fig25.B23:assess_group_fig25.D23 assess_group_fig25.A24:assess_group_fig25.A24 assess_group_fig25.B24:assess_group_fig25.D24 assess_group_fig25.A25:assess_group_fig25.A25 assess_group_fig25.B25:assess_group_fig25.D25 assess_group_fig25.A26:assess_group_fig25.A26 assess_group_fig25.B26:assess_group_fig25.D26 assess_group_fig25.A27:assess_group_fig25.A27 assess_group_fig25.B27:assess_group_fig25.D2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Public</text:p>
          </table:table-cell>
          <table:table-cell table:style-name="ce4" office:value-type="string" calcext:value-type="string">
            <text:p>Private</text:p>
          </table:table-cell>
          <table:table-cell table:style-name="ce4" office:value-type="string" calcext:value-type="string">
            <text:p>Hybrid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1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Years of experience</text:p>
          </table:table-cell>
          <table:table-cell table:style-name="ce2" table:number-columns-repeated="3"/>
          <table:table-cell table:style-name="ce2">
            <draw:frame table:end-cell-address="assess_group_fig25.J56" table:end-x="56.72pt" table:end-y="10.46pt" draw:z-index="2" draw:name="Chart 9" draw:style-name="gr1" draw:text-style-name="P1" svg:width="449.97pt" svg:height="278.22pt" svg:x="7.51pt" svg:y="0pt">
              <draw:object draw:notify-on-update-of-ranges="assess_group_fig25.A40:assess_group_fig25.A43 assess_group_fig25.B40:assess_group_fig25.B4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7" office:value-type="date" office:date-value="2020-10-05" calcext:value-type="date">
            <text:p>5-10</text:p>
          </table:table-cell>
          <table:table-cell table:style-name="ce4" office:value-type="float" office:value="4" calcext:value-type="float">
            <text:p>4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8" office:value-type="string" calcext:value-type="string">
            <text:p>10-15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8" office:value-type="string" calcext:value-type="string">
            <text:p>15-2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8" office:value-type="string" calcext:value-type="string">
            <text:p>20-25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35">
          <table:table-cell table:style-name="ce2" table:number-columns-repeated="26"/>
          <table:table-cell table:number-columns-repeated="998"/>
        </table:table-row>
        <table:table-row table:style-name="ro1" table:number-rows-repeated="3">
          <table:table-cell table:style-name="ce4"/>
          <table:table-cell table:style-name="ce2" table:number-columns-repeated="25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1" table:number-rows-repeated="2">
          <table:table-cell table:style-name="ce4"/>
          <table:table-cell table:style-name="ce2" table:number-columns-repeated="25"/>
          <table:table-cell table:number-columns-repeated="998"/>
        </table:table-row>
        <table:table-row table:style-name="ro1" table:number-rows-repeated="903">
          <table:table-cell table:style-name="ce2" table:number-columns-repeated="26"/>
          <table:table-cell table:number-columns-repeated="998"/>
        </table:table-row>
        <table:table-row table:style-name="ro2" table:number-rows-repeated="10475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ess_legacy_fig26" table:style-name="ta3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aw data available at bsc-implementation/assessment/</text:p>
          </table:table-cell>
          <table:covered-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Legacy</text:p>
          </table:table-cell>
          <table:table-cell table:style-name="ce4"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Consider usage</text:p>
          </table:table-cell>
          <table:table-cell table:style-name="ce4" office:value-type="string" calcext:value-type="string">
            <text:p>Software development</text:p>
          </table:table-cell>
          <table:table-cell table:style-name="ce4" office:value-type="string" calcext:value-type="string">
            <text:p>Incident managemen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assess_legacy_fig26.D28" table:end-x="112.65pt" table:end-y="10.49pt" draw:z-index="3" draw:name="Chart 13" draw:style-name="gr1" draw:text-style-name="P1" svg:width="449.97pt" svg:height="278.22pt" svg:x="0pt" svg:y="0pt">
              <draw:object draw:notify-on-update-of-ranges="assess_legacy_fig26.A5:assess_legacy_fig26.A9 assess_legacy_fig26.B4:assess_legacy_fig26.B4 assess_legacy_fig26.B5:assess_legacy_fig26.B9 assess_legacy_fig26.C4:assess_legacy_fig26.C4 assess_legacy_fig26.C5:assess_legacy_fig26.C9 assess_legacy_fig26.D4:assess_legacy_fig26.D4 assess_legacy_fig26.D5:assess_legacy_fig26.D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assess_legacy_fig26.D46" table:end-x="112.65pt" table:end-y="10.46pt" draw:z-index="0" draw:name="Chart 10" draw:style-name="gr1" draw:text-style-name="P1" svg:width="449.97pt" svg:height="278.22pt" svg:x="0pt" svg:y="0pt">
              <draw:object draw:notify-on-update-of-ranges="assess_legacy_fig26.A5:assess_legacy_fig26.A9 assess_legacy_fig26.B4:assess_legacy_fig26.B4 assess_legacy_fig26.B5:assess_legacy_fig26.B9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assess_legacy_fig26.D64" table:end-x="112.65pt" table:end-y="10.46pt" draw:z-index="1" draw:name="Chart 11" draw:style-name="gr1" draw:text-style-name="P1" svg:width="449.97pt" svg:height="278.22pt" svg:x="0pt" svg:y="0pt">
              <draw:object draw:notify-on-update-of-ranges="assess_legacy_fig26.A5:assess_legacy_fig26.A9 assess_legacy_fig26.C4:assess_legacy_fig26.C4 assess_legacy_fig26.C5:assess_legacy_fig26.C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assess_legacy_fig26.D82" table:end-x="112.65pt" table:end-y="10.49pt" draw:z-index="2" draw:name="Chart 12" draw:style-name="gr1" draw:text-style-name="P1" svg:width="449.97pt" svg:height="278.22pt" svg:x="0pt" svg:y="0pt">
              <draw:object draw:notify-on-update-of-ranges="assess_legacy_fig26.A5:assess_legacy_fig26.A9 assess_legacy_fig26.D4:assess_legacy_fig26.D4 assess_legacy_fig26.D5:assess_legacy_fig26.D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ess_policy_fig27" table:style-name="ta4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aw data available at bsc-implementation/assessment/</text:p>
          </table:table-cell>
          <table:covered-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Cloud tags and policies</text:p>
          </table:table-cell>
          <table:table-cell table:style-name="ce4"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Consider usage</text:p>
          </table:table-cell>
          <table:table-cell table:style-name="ce4" office:value-type="string" calcext:value-type="string">
            <text:p>Software development</text:p>
          </table:table-cell>
          <table:table-cell table:style-name="ce4" office:value-type="string" calcext:value-type="string">
            <text:p>Incident managemen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assess_policy_fig27.D28" table:end-x="112.65pt" table:end-y="10.49pt" draw:z-index="0" draw:name="Chart 14" draw:style-name="gr1" draw:text-style-name="P1" svg:width="449.97pt" svg:height="278.22pt" svg:x="0pt" svg:y="0pt">
              <draw:object draw:notify-on-update-of-ranges="assess_policy_fig27.A5:assess_policy_fig27.A10 assess_policy_fig27.B4:assess_policy_fig27.B4 assess_policy_fig27.B5:assess_policy_fig27.B10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>
            <draw:frame table:end-cell-address="assess_policy_fig27.D47" table:end-x="112.65pt" table:end-y="10.49pt" draw:z-index="3" draw:name="Chart 17" draw:style-name="gr1" draw:text-style-name="P1" svg:width="449.97pt" svg:height="278.22pt" svg:x="0pt" svg:y="0pt">
              <draw:object draw:notify-on-update-of-ranges="assess_policy_fig27.A5:assess_policy_fig27.A10 assess_policy_fig27.C4:assess_policy_fig27.C4 assess_policy_fig27.C5:assess_policy_fig27.C1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assess_policy_fig27.D65" table:end-x="112.65pt" table:end-y="10.46pt" draw:z-index="1" draw:name="Chart 15" draw:style-name="gr1" draw:text-style-name="P1" svg:width="449.97pt" svg:height="278.22pt" svg:x="0pt" svg:y="0pt">
              <draw:object draw:notify-on-update-of-ranges="assess_policy_fig27.A5:assess_policy_fig27.A10 assess_policy_fig27.D4:assess_policy_fig27.D4 assess_policy_fig27.D5:assess_policy_fig27.D1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assess_policy_fig27.D83" table:end-x="112.65pt" table:end-y="10.46pt" draw:z-index="2" draw:name="Chart 16" draw:style-name="gr1" draw:text-style-name="P1" svg:width="449.97pt" svg:height="278.22pt" svg:x="0pt" svg:y="0pt">
              <draw:object draw:notify-on-update-of-ranges="assess_policy_fig27.A5:assess_policy_fig27.A10 assess_policy_fig27.B4:assess_policy_fig27.B4 assess_policy_fig27.B5:assess_policy_fig27.B10 assess_policy_fig27.C4:assess_policy_fig27.C4 assess_policy_fig27.C5:assess_policy_fig27.C10 assess_policy_fig27.D4:assess_policy_fig27.D4 assess_policy_fig27.D5:assess_policy_fig27.D1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ess_5f_group_5f_fig24" style:display-name="PageStyle_assess_group_fig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ess_5f_group_5f_fig25" style:display-name="PageStyle_assess_group_fig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ess_5f_legacy_5f_fig26" style:display-name="PageStyle_assess_legacy_fig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sess_5f_policy_5f_fig27" style:display-name="PageStyle_assess_policy_fig2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88" meta:object-count="17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rial Narrow'" fo:font-size="25pt" style:font-family-asian="Arial" style:font-size-asian="25pt" style:font-family-complex="Arial" style:font-size-complex="25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ea4335"/>
    </style:style>
    <style:style style:name="ch8" style:family="chart">
      <style:chart-properties chart:solid-type="cuboid"/>
      <style:graphic-properties draw:fill-color="#4285f4"/>
    </style:style>
    <style:style style:name="ch9" style:family="chart">
      <style:chart-properties chart:solid-type="cuboid"/>
      <style:graphic-properties draw:fill-color="#34a853"/>
    </style:style>
    <style:style style:name="ch10" style:family="chart">
      <style:chart-properties chart:solid-type="cuboid"/>
      <style:graphic-properties draw:fill-color="#fbbc04"/>
    </style:style>
    <style:style style:name="ch11" style:family="chart">
      <style:chart-properties chart:solid-type="cuboid"/>
      <style:graphic-properties draw:fill-color="#46bdc6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2.35cm" svg:y="1.628cm" style:legend-expansion="high" chart:style-name="ch2"/>
        <chart:plot-area chart:style-name="ch3" table:cell-range-address="assess_group_fig24.A5:assess_group_fig24.B9" chart:data-source-has-labels="column" svg:x="0.491cm" svg:y="1.203cm" svg:width="7.407cm" svg:height="7.408cm">
          <chartooo:coordinate-region svg:x="0.491cm" svg:y="0.491cm" svg:width="7.407cm" svg:height="8.834cm"/>
          <chart:axis chart:dimension="x" chart:name="primary-x" chart:style-name="ch4" chartooo:axis-type="text">
            <chart:categories table:cell-range-address="assess_group_fig24.A5:assess_group_fig24.A9"/>
          </chart:axis>
          <chart:axis chart:dimension="y" chart:name="primary-y" chart:style-name="ch5"/>
          <chart:series chart:style-name="ch6" chart:values-cell-range-address="assess_group_fig24.B5:assess_group_fig24.B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oftware Engineer (42,9%)</text:p>
                <draw:g>
                  <svg:desc>assess_group_fig24.A5:assess_group_fig24.A9</svg:desc>
                </draw:g>
              </table:table-cell>
              <table:table-cell office:value-type="float" office:value="3">
                <text:p>3</text:p>
                <draw:g>
                  <svg:desc>assess_group_fig24.B5:assess_group_fig24.B9</svg:desc>
                </draw:g>
              </table:table-cell>
            </table:table-row>
            <table:table-row>
              <table:table-cell office:value-type="string">
                <text:p>DevOps Engineer (14,3%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tform Engineer (14,3%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oud Architect (14,3%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ddleware Specialist (14,3%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svg:stroke-width="0.053cm" svg:stroke-color="#4285f4" draw:fill-color="#4285f4" draw:opacity="30%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legend chart:legend-position="end" svg:x="12.739cm" svg:y="4.609cm" style:legend-expansion="high" chart:style-name="ch2"/>
        <chart:plot-area chart:style-name="ch3" table:cell-range-address="assess_legacy_fig26.A4:assess_legacy_fig26.B9" chart:data-source-has-labels="both" svg:x="1.019cm" svg:y="0.729cm" svg:width="14.365cm" svg:height="7.326cm">
          <chartooo:coordinate-region svg:x="1.596cm" svg:y="1.206cm" svg:width="13.549cm" svg:height="5.796cm"/>
          <chart:axis chart:dimension="x" chart:name="primary-x" chart:style-name="ch4" chartooo:axis-type="text">
            <chart:title svg:x="6.818cm" svg:y="8.252cm" chart:style-name="ch5">
              <text:p>Rating</text:p>
            </chart:title>
            <chart:categories table:cell-range-address="assess_legacy_fig26.A5:assess_legacy_fig26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sess_legacy_fig26.B5:assess_legacy_fig26.B9" chart:label-cell-address="assess_legacy_fig26.B4:assess_legacy_fig26.B4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der usage</text:p>
                <draw:g>
                  <svg:desc>assess_legacy_fig26.B4:assess_legacy_fig26.B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ssess_legacy_fig26.A5:assess_legacy_fig26.A9</svg:desc>
                </draw:g>
              </table:table-cell>
              <table:table-cell office:value-type="float" office:value="0">
                <text:p>0</text:p>
                <draw:g>
                  <svg:desc>assess_legacy_fig26.B5:assess_legacy_fig26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svg:stroke-width="0.053cm" svg:stroke-color="#ea4335" draw:fill-color="#ea4335" draw:opacity="30%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legend chart:legend-position="end" svg:x="11.707cm" svg:y="4.609cm" style:legend-expansion="high" chart:style-name="ch2"/>
        <chart:plot-area chart:style-name="ch3" table:cell-range-address="assess_legacy_fig26.A5:assess_legacy_fig26.A9 assess_legacy_fig26.C4:assess_legacy_fig26.C9" chart:data-source-has-labels="both" svg:x="1.124cm" svg:y="0.649cm" svg:width="14.259cm" svg:height="7.433cm">
          <chartooo:coordinate-region svg:x="1.701cm" svg:y="1.126cm" svg:width="13.442cm" svg:height="5.903cm"/>
          <chart:axis chart:dimension="x" chart:name="primary-x" chart:style-name="ch4" chartooo:axis-type="text">
            <chart:title svg:x="6.87cm" svg:y="8.279cm" chart:style-name="ch5">
              <text:p>Rating</text:p>
            </chart:title>
            <chart:categories table:cell-range-address="assess_legacy_fig26.A5:assess_legacy_fig26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sess_legacy_fig26.C5:assess_legacy_fig26.C9" chart:label-cell-address="assess_legacy_fig26.C4:assess_legacy_fig26.C4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 development</text:p>
                <draw:g>
                  <svg:desc>assess_legacy_fig26.C4:assess_legacy_fig26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ssess_legacy_fig26.A5:assess_legacy_fig26.A9</svg:desc>
                </draw:g>
              </table:table-cell>
              <table:table-cell office:value-type="float" office:value="0">
                <text:p>0</text:p>
                <draw:g>
                  <svg:desc>assess_legacy_fig26.C5:assess_legacy_fig26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svg:stroke-width="0.053cm" svg:stroke-color="#fbbc04" draw:fill-color="#fbbc04" draw:opacity="30%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legend chart:legend-position="end" svg:x="11.813cm" svg:y="4.609cm" style:legend-expansion="high" chart:style-name="ch2"/>
        <chart:plot-area chart:style-name="ch3" table:cell-range-address="assess_legacy_fig26.A5:assess_legacy_fig26.A9 assess_legacy_fig26.D4:assess_legacy_fig26.D9" chart:data-source-has-labels="both" svg:x="1.019cm" svg:y="0.729cm" svg:width="14.365cm" svg:height="7.326cm">
          <chartooo:coordinate-region svg:x="1.596cm" svg:y="1.206cm" svg:width="13.549cm" svg:height="5.796cm"/>
          <chart:axis chart:dimension="x" chart:name="primary-x" chart:style-name="ch4" chartooo:axis-type="text">
            <chart:title svg:x="6.818cm" svg:y="8.252cm" chart:style-name="ch5">
              <text:p>Rating</text:p>
            </chart:title>
            <chart:categories table:cell-range-address="assess_legacy_fig26.A5:assess_legacy_fig26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sess_legacy_fig26.D5:assess_legacy_fig26.D9" chart:label-cell-address="assess_legacy_fig26.D4:assess_legacy_fig26.D4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t management</text:p>
                <draw:g>
                  <svg:desc>assess_legacy_fig26.D4:assess_legacy_fig26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ssess_legacy_fig26.A5:assess_legacy_fig26.A9</svg:desc>
                </draw:g>
              </table:table-cell>
              <table:table-cell office:value-type="float" office:value="1">
                <text:p>1</text:p>
                <draw:g>
                  <svg:desc>assess_legacy_fig26.D5:assess_legacy_fig26.D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svg:stroke-width="0.053cm" svg:stroke-color="#4285f4" draw:fill-color="#4285f4" draw:opacity="3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53cm" svg:stroke-color="#ea4335" draw:fill-color="#ea4335" draw:opacity="3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3cm" svg:stroke-color="#fbbc04" draw:fill-color="#fbbc04" draw:opacity="30%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plot-area chart:style-name="ch2" table:cell-range-address="assess_legacy_fig26.A4:assess_legacy_fig26.D9" chart:data-source-has-labels="both" svg:x="1.124cm" svg:y="0.729cm" svg:width="14.259cm" svg:height="7.326cm">
          <chartooo:coordinate-region svg:x="1.701cm" svg:y="1.206cm" svg:width="12.965cm" svg:height="5.796cm"/>
          <chart:axis chart:dimension="x" chart:name="primary-x" chart:style-name="ch3" chartooo:axis-type="text">
            <chart:title svg:x="6.87cm" svg:y="8.252cm" chart:style-name="ch4">
              <text:p>Rating</text:p>
            </chart:title>
            <chart:categories table:cell-range-address="assess_legacy_fig26.A5:assess_legacy_fig26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ssess_legacy_fig26.B5:assess_legacy_fig26.B9" chart:label-cell-address="assess_legacy_fig26.B4:assess_legacy_fig26.B4" chart:class="chart:area">
            <chart:data-point chart:repeated="5"/>
          </chart:series>
          <chart:series chart:style-name="ch8" chart:values-cell-range-address="assess_legacy_fig26.C5:assess_legacy_fig26.C9" chart:label-cell-address="assess_legacy_fig26.C4:assess_legacy_fig26.C4" chart:class="chart:area">
            <chart:data-point chart:repeated="5"/>
          </chart:series>
          <chart:series chart:style-name="ch9" chart:values-cell-range-address="assess_legacy_fig26.D5:assess_legacy_fig26.D9" chart:label-cell-address="assess_legacy_fig26.D4:assess_legacy_fig26.D4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der usage</text:p>
                <draw:g>
                  <svg:desc>assess_legacy_fig26.B4:assess_legacy_fig26.B4</svg:desc>
                </draw:g>
              </table:table-cell>
              <table:table-cell office:value-type="string">
                <text:p>Software development</text:p>
                <draw:g>
                  <svg:desc>assess_legacy_fig26.C4:assess_legacy_fig26.C4</svg:desc>
                </draw:g>
              </table:table-cell>
              <table:table-cell office:value-type="string">
                <text:p>Incident management</text:p>
                <draw:g>
                  <svg:desc>assess_legacy_fig26.D4:assess_legacy_fig26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ssess_legacy_fig26.A5:assess_legacy_fig26.A9</svg:desc>
                </draw:g>
              </table:table-cell>
              <table:table-cell office:value-type="float" office:value="0">
                <text:p>0</text:p>
                <draw:g>
                  <svg:desc>assess_legacy_fig26.B5:assess_legacy_fig26.B9</svg:desc>
                </draw:g>
              </table:table-cell>
              <table:table-cell office:value-type="float" office:value="0">
                <text:p>0</text:p>
                <draw:g>
                  <svg:desc>assess_legacy_fig26.C5:assess_legacy_fig26.C9</svg:desc>
                </draw:g>
              </table:table-cell>
              <table:table-cell office:value-type="float" office:value="1">
                <text:p>1</text:p>
                <draw:g>
                  <svg:desc>assess_legacy_fig26.D5:assess_legacy_fig26.D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svg:stroke-width="0.053cm" svg:stroke-color="#4285f4" draw:fill-color="#4285f4" draw:opacity="30%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legend chart:legend-position="end" svg:x="12.739cm" svg:y="4.609cm" style:legend-expansion="high" chart:style-name="ch2"/>
        <chart:plot-area chart:style-name="ch3" table:cell-range-address="assess_policy_fig27.A4:assess_policy_fig27.B10" chart:data-source-has-labels="both" svg:x="0.886cm" svg:y="0.729cm" svg:width="14.497cm" svg:height="7.274cm">
          <chartooo:coordinate-region svg:x="1.463cm" svg:y="1.206cm" svg:width="13.92cm" svg:height="5.744cm"/>
          <chart:axis chart:dimension="x" chart:name="primary-x" chart:style-name="ch4" chartooo:axis-type="text">
            <chart:title svg:x="6.751cm" svg:y="8.2cm" chart:style-name="ch5">
              <text:p>Rating</text:p>
            </chart:title>
            <chart:categories table:cell-range-address="assess_policy_fig27.A5:assess_policy_fig27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sess_policy_fig27.B5:assess_policy_fig27.B10" chart:label-cell-address="assess_policy_fig27.B4:assess_policy_fig27.B4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der usage</text:p>
                <draw:g>
                  <svg:desc>assess_policy_fig27.B4:assess_policy_fig27.B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ssess_policy_fig27.A5:assess_policy_fig27.A10</svg:desc>
                </draw:g>
              </table:table-cell>
              <table:table-cell office:value-type="float" office:value="0">
                <text:p>0</text:p>
                <draw:g>
                  <svg:desc>assess_policy_fig27.B5:assess_policy_fig27.B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svg:stroke-width="0.053cm" svg:stroke-color="#fbbc04" draw:fill-color="#fbbc04" draw:opacity="30%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legend chart:legend-position="end" svg:x="11.813cm" svg:y="4.609cm" style:legend-expansion="high" chart:style-name="ch2"/>
        <chart:plot-area chart:style-name="ch3" table:cell-range-address="assess_policy_fig27.A5:assess_policy_fig27.A10 assess_policy_fig27.D4:assess_policy_fig27.D10" chart:data-source-has-labels="both" svg:x="0.86cm" svg:y="0.729cm" svg:width="14.523cm" svg:height="7.274cm">
          <chartooo:coordinate-region svg:x="1.437cm" svg:y="1.206cm" svg:width="13.946cm" svg:height="5.744cm"/>
          <chart:axis chart:dimension="x" chart:name="primary-x" chart:style-name="ch4" chartooo:axis-type="text">
            <chart:title svg:x="6.738cm" svg:y="8.2cm" chart:style-name="ch5">
              <text:p>Rating</text:p>
            </chart:title>
            <chart:categories table:cell-range-address="assess_policy_fig27.A5:assess_policy_fig27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sess_policy_fig27.D5:assess_policy_fig27.D10" chart:label-cell-address="assess_policy_fig27.D4:assess_policy_fig27.D4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t management</text:p>
                <draw:g>
                  <svg:desc>assess_policy_fig27.D4:assess_policy_fig27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ssess_policy_fig27.A5:assess_policy_fig27.A10</svg:desc>
                </draw:g>
              </table:table-cell>
              <table:table-cell office:value-type="float" office:value="0">
                <text:p>0</text:p>
                <draw:g>
                  <svg:desc>assess_policy_fig27.D5:assess_policy_fig27.D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svg:stroke-width="0.053cm" svg:stroke-color="#4285f4" draw:fill-color="#4285f4" draw:opacity="3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53cm" svg:stroke-color="#ea4335" draw:fill-color="#ea4335" draw:opacity="3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3cm" svg:stroke-color="#fbbc04" draw:fill-color="#fbbc04" draw:opacity="30%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plot-area chart:style-name="ch2" table:cell-range-address="assess_policy_fig27.A4:assess_policy_fig27.D10" chart:data-source-has-labels="both" svg:x="1.045cm" svg:y="0.729cm" svg:width="14.338cm" svg:height="7.274cm">
          <chartooo:coordinate-region svg:x="2.099cm" svg:y="1.206cm" svg:width="13.284cm" svg:height="5.744cm"/>
          <chart:axis chart:dimension="x" chart:name="primary-x" chart:style-name="ch3" chartooo:axis-type="text">
            <chart:title svg:x="6.831cm" svg:y="8.2cm" chart:style-name="ch4">
              <text:p>Rating</text:p>
            </chart:title>
            <chart:categories table:cell-range-address="assess_policy_fig27.A5:assess_policy_fig27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ssess_policy_fig27.B5:assess_policy_fig27.B10" chart:label-cell-address="assess_policy_fig27.B4:assess_policy_fig27.B4" chart:class="chart:area">
            <chart:data-point chart:repeated="6"/>
          </chart:series>
          <chart:series chart:style-name="ch8" chart:values-cell-range-address="assess_policy_fig27.C5:assess_policy_fig27.C10" chart:label-cell-address="assess_policy_fig27.C4:assess_policy_fig27.C4" chart:class="chart:area">
            <chart:data-point chart:repeated="6"/>
          </chart:series>
          <chart:series chart:style-name="ch9" chart:values-cell-range-address="assess_policy_fig27.D5:assess_policy_fig27.D10" chart:label-cell-address="assess_policy_fig27.D4:assess_policy_fig27.D4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der usage</text:p>
                <draw:g>
                  <svg:desc>assess_policy_fig27.B4:assess_policy_fig27.B4</svg:desc>
                </draw:g>
              </table:table-cell>
              <table:table-cell office:value-type="string">
                <text:p>Software development</text:p>
                <draw:g>
                  <svg:desc>assess_policy_fig27.C4:assess_policy_fig27.C4</svg:desc>
                </draw:g>
              </table:table-cell>
              <table:table-cell office:value-type="string">
                <text:p>Incident management</text:p>
                <draw:g>
                  <svg:desc>assess_policy_fig27.D4:assess_policy_fig27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ssess_policy_fig27.A5:assess_policy_fig27.A10</svg:desc>
                </draw:g>
              </table:table-cell>
              <table:table-cell office:value-type="float" office:value="0">
                <text:p>0</text:p>
                <draw:g>
                  <svg:desc>assess_policy_fig27.B5:assess_policy_fig27.B10</svg:desc>
                </draw:g>
              </table:table-cell>
              <table:table-cell office:value-type="float" office:value="0">
                <text:p>0</text:p>
                <draw:g>
                  <svg:desc>assess_policy_fig27.C5:assess_policy_fig27.C10</svg:desc>
                </draw:g>
              </table:table-cell>
              <table:table-cell office:value-type="float" office:value="0">
                <text:p>0</text:p>
                <draw:g>
                  <svg:desc>assess_policy_fig27.D5:assess_policy_fig27.D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svg:stroke-width="0.053cm" svg:stroke-color="#ea4335" draw:fill-color="#ea4335" draw:opacity="30%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style-name="ch1">
        <chart:legend chart:legend-position="end" svg:x="11.707cm" svg:y="4.609cm" style:legend-expansion="high" chart:style-name="ch2"/>
        <chart:plot-area chart:style-name="ch3" table:cell-range-address="assess_policy_fig27.A5:assess_policy_fig27.A10 assess_policy_fig27.C4:assess_policy_fig27.C10" chart:data-source-has-labels="both" svg:x="0.992cm" svg:y="0.729cm" svg:width="14.391cm" svg:height="7.247cm">
          <chartooo:coordinate-region svg:x="1.569cm" svg:y="1.206cm" svg:width="13.814cm" svg:height="5.717cm"/>
          <chart:axis chart:dimension="x" chart:name="primary-x" chart:style-name="ch4" chartooo:axis-type="text">
            <chart:title svg:x="6.804cm" svg:y="8.173cm" chart:style-name="ch5">
              <text:p>Rating</text:p>
            </chart:title>
            <chart:categories table:cell-range-address="assess_policy_fig27.A5:assess_policy_fig27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sess_policy_fig27.C5:assess_policy_fig27.C10" chart:label-cell-address="assess_policy_fig27.C4:assess_policy_fig27.C4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 development</text:p>
                <draw:g>
                  <svg:desc>assess_policy_fig27.C4:assess_policy_fig27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ssess_policy_fig27.A5:assess_policy_fig27.A10</svg:desc>
                </draw:g>
              </table:table-cell>
              <table:table-cell office:value-type="float" office:value="0">
                <text:p>0</text:p>
                <draw:g>
                  <svg:desc>assess_policy_fig27.C5:assess_policy_fig27.C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rial Narrow'" fo:font-size="30pt" style:font-family-asian="Arial" style:font-size-asian="30pt" style:font-family-complex="Arial" style:font-size-complex="3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46bdc6"/>
    </style:style>
    <style:style style:name="ch11" style:family="chart">
      <style:chart-properties chart:solid-type="cuboid"/>
      <style:graphic-properties draw:fill-color="#34a853"/>
    </style:style>
    <style:style style:name="ch12" style:family="chart">
      <style:chart-properties chart:solid-type="cuboid"/>
      <style:graphic-properties draw:fill-color="#ff6d01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5.654cm" svg:y="0.911cm" style:legend-expansion="high" chart:style-name="ch2"/>
        <chart:plot-area chart:style-name="ch3" table:cell-range-address="assess_group_fig24.A22:assess_group_fig24.B27" chart:data-source-has-labels="column" svg:x="0.491cm" svg:y="1.19cm" svg:width="7.433cm" svg:height="7.434cm">
          <chartooo:coordinate-region svg:x="0.491cm" svg:y="0.491cm" svg:width="7.433cm" svg:height="8.834cm"/>
          <chart:axis chart:dimension="x" chart:name="primary-x" chart:style-name="ch4" chartooo:axis-type="text">
            <chart:categories table:cell-range-address="assess_group_fig24.A22:assess_group_fig24.A27"/>
          </chart:axis>
          <chart:axis chart:dimension="y" chart:name="primary-y" chart:style-name="ch5"/>
          <chart:series chart:style-name="ch6" chart:values-cell-range-address="assess_group_fig24.B22:assess_group_fig24.B2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zure (26,3%)</text:p>
                <draw:g>
                  <svg:desc>assess_group_fig24.A22:assess_group_fig24.A27</svg:desc>
                </draw:g>
              </table:table-cell>
              <table:table-cell office:value-type="float" office:value="5">
                <text:p>5</text:p>
                <draw:g>
                  <svg:desc>assess_group_fig24.B22:assess_group_fig24.B27</svg:desc>
                </draw:g>
              </table:table-cell>
            </table:table-row>
            <table:table-row>
              <table:table-cell office:value-type="string">
                <text:p>GCP (26,3%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WS (21,1%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wisscom (10,5%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BM (10,5%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tzner (5,3%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rial Narrow'" fo:font-size="30pt" style:font-family-asian="Arial" style:font-size-asian="30pt" style:font-family-complex="Arial" style:font-size-complex="3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ea4335"/>
    </style:style>
    <style:style style:name="ch8" style:family="chart">
      <style:chart-properties chart:solid-type="cuboid"/>
      <style:graphic-properties draw:fill-color="#4285f4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start" svg:x="0.21cm" svg:y="1.613cm" style:legend-expansion="high" chart:style-name="ch2"/>
        <chart:plot-area chart:style-name="ch3" table:cell-range-address="assess_group_fig24.A40:assess_group_fig24.B43" chart:data-source-has-labels="column" svg:x="7.977cm" svg:y="1.217cm" svg:width="7.38cm" svg:height="7.381cm">
          <chartooo:coordinate-region svg:x="7.977cm" svg:y="0.491cm" svg:width="7.38cm" svg:height="8.834cm"/>
          <chart:axis chart:dimension="x" chart:name="primary-x" chart:style-name="ch4" chartooo:axis-type="text">
            <chart:categories table:cell-range-address="assess_group_fig24.A40:assess_group_fig24.A43"/>
          </chart:axis>
          <chart:axis chart:dimension="y" chart:name="primary-y" chart:style-name="ch5"/>
          <chart:series chart:style-name="ch6" chart:values-cell-range-address="assess_group_fig24.B40:assess_group_fig24.B43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nance (42,9%)</text:p>
                <draw:g>
                  <svg:desc>assess_group_fig24.A40:assess_group_fig24.A43</svg:desc>
                </draw:g>
              </table:table-cell>
              <table:table-cell office:value-type="float" office:value="3">
                <text:p>3</text:p>
                <draw:g>
                  <svg:desc>assess_group_fig24.B40:assess_group_fig24.B43</svg:desc>
                </draw:g>
              </table:table-cell>
            </table:table-row>
            <table:table-row>
              <table:table-cell office:value-type="string">
                <text:p>Software (28,6%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oud (14,3%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lecommunication (14,3%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rial Narrow'" fo:font-size="30pt" style:font-family-asian="Arial" style:font-size-asian="30pt" style:font-family-complex="Arial" style:font-size-complex="3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start" svg:x="0.21cm" svg:y="1.507cm" style:legend-expansion="high" chart:style-name="ch2"/>
        <chart:plot-area chart:style-name="ch3" table:cell-range-address="assess_group_fig24.A57:assess_group_fig24.B61" chart:data-source-has-labels="column" svg:x="7.977cm" svg:y="1.203cm" svg:width="7.407cm" svg:height="7.408cm">
          <chartooo:coordinate-region svg:x="7.977cm" svg:y="0.491cm" svg:width="7.407cm" svg:height="8.834cm"/>
          <chart:axis chart:dimension="x" chart:name="primary-x" chart:style-name="ch4" chartooo:axis-type="text">
            <chart:categories table:cell-range-address="assess_group_fig24.A57:assess_group_fig24.A61"/>
          </chart:axis>
          <chart:axis chart:dimension="y" chart:name="primary-y" chart:style-name="ch5"/>
          <chart:series chart:style-name="ch6" chart:values-cell-range-address="assess_group_fig24.B57:assess_group_fig24.B6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ublic (40,0%)</text:p>
                <draw:g>
                  <svg:desc>assess_group_fig24.A57:assess_group_fig24.A61</svg:desc>
                </draw:g>
              </table:table-cell>
              <table:table-cell office:value-type="float" office:value="6">
                <text:p>6</text:p>
                <draw:g>
                  <svg:desc>assess_group_fig24.B57:assess_group_fig24.B61</svg:desc>
                </draw:g>
              </table:table-cell>
            </table:table-row>
            <table:table-row>
              <table:table-cell office:value-type="string">
                <text:p>Private (33,3%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ybrid (13,3%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ulti (13,3%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rial Narrow'" fo:font-size="30pt" style:font-family-asian="Arial" style:font-size-asian="30pt" style:font-family-complex="Arial" style:font-size-complex="3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start" svg:x="0.21cm" svg:y="1.613cm" style:legend-expansion="high" chart:style-name="ch2"/>
        <chart:plot-area chart:style-name="ch3" table:cell-range-address="assess_group_fig24.A76:assess_group_fig24.B79" chart:data-source-has-labels="column" svg:x="7.977cm" svg:y="1.203cm" svg:width="7.407cm" svg:height="7.408cm">
          <chartooo:coordinate-region svg:x="7.977cm" svg:y="0.491cm" svg:width="7.407cm" svg:height="8.834cm"/>
          <chart:axis chart:dimension="x" chart:name="primary-x" chart:style-name="ch4" chartooo:axis-type="text">
            <chart:categories table:cell-range-address="assess_group_fig24.A76:assess_group_fig24.A79"/>
          </chart:axis>
          <chart:axis chart:dimension="y" chart:name="primary-y" chart:style-name="ch5"/>
          <chart:series chart:style-name="ch6" chart:values-cell-range-address="assess_group_fig24.B76:assess_group_fig24.B79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rnal tools (41,7%)</text:p>
                <draw:g>
                  <svg:desc>assess_group_fig24.A76:assess_group_fig24.A79</svg:desc>
                </draw:g>
              </table:table-cell>
              <table:table-cell office:value-type="float" office:value="5">
                <text:p>5</text:p>
                <draw:g>
                  <svg:desc>assess_group_fig24.B76:assess_group_fig24.B79</svg:desc>
                </draw:g>
              </table:table-cell>
            </table:table-row>
            <table:table-row>
              <table:table-cell office:value-type="string">
                <text:p>Puppet (33,3%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sible (16,7%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rraform (8,3%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rial Narrow'" fo:font-size="30pt" style:font-family-asian="Arial" style:font-size-asian="30pt" style:font-family-complex="Arial" style:font-size-complex="3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-0.701cm" svg:y="1.613cm" style:legend-expansion="high" chart:style-name="ch2"/>
        <chart:plot-area chart:style-name="ch3" table:cell-range-address="assess_group_fig24.A93:assess_group_fig24.B97" chart:data-source-has-labels="column" svg:x="0cm" svg:y="0cm" svg:width="-32.767cm" svg:height="-32.767cm">
          <chartooo:coordinate-region svg:x="0.491cm" svg:y="0.491cm" svg:width="7.38cm" svg:height="8.834cm"/>
          <chart:axis chart:dimension="x" chart:name="primary-x" chart:style-name="ch4" chartooo:axis-type="text">
            <chart:categories table:cell-range-address="assess_group_fig24.A93:assess_group_fig24.A97"/>
          </chart:axis>
          <chart:axis chart:dimension="y" chart:name="primary-y" chart:style-name="ch5"/>
          <chart:series chart:style-name="ch6" chart:values-cell-range-address="assess_group_fig24.B93:assess_group_fig24.B9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ubernetes (38,5%)</text:p>
                <draw:g>
                  <svg:desc>assess_group_fig24.A93:assess_group_fig24.A97</svg:desc>
                </draw:g>
              </table:table-cell>
              <table:table-cell office:value-type="float" office:value="5">
                <text:p>5</text:p>
                <draw:g>
                  <svg:desc>assess_group_fig24.B93:assess_group_fig24.B97</svg:desc>
                </draw:g>
              </table:table-cell>
            </table:table-row>
            <table:table-row>
              <table:table-cell office:value-type="string">
                <text:p>Terraform (23,1%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ternal tools (15,4%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hift (15,4%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tack (7,7%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26pt" style:font-family-asian="Arial" style:font-size-asian="26pt" style:font-family-complex="Arial" style:font-size-complex="26pt"/>
    </style:style>
    <style:style style:name="ch3" style:family="chart">
      <style:chart-properties chart:percentage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6pt" style:font-family-asian="Arial" style:font-size-asian="26pt" style:font-family-complex="Arial" style:font-size-complex="26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6pt" style:font-family-asian="Arial" style:font-size-asian="26pt" style:font-family-complex="Arial" style:font-size-complex="26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ead1d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5a6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27ba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64d7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41b47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5.131cm" svg:y="0.49cm" style:legend-expansion="high" chart:style-name="ch2"/>
        <chart:plot-area chart:style-name="ch3" table:cell-range-address="assess_group_fig25.A4:assess_group_fig25.D10" chart:data-source-has-labels="both" svg:x="0.317cm" svg:y="0.196cm" svg:width="10.578cm" svg:height="9.424cm">
          <chartooo:coordinate-region svg:x="2.673cm" svg:y="0.196cm" svg:width="8.222cm" svg:height="4.766cm"/>
          <chart:axis chart:dimension="x" chart:name="primary-x" chart:style-name="ch4" chartooo:axis-type="text">
            <chart:categories table:cell-range-address="assess_group_fig25.B4:assess_group_fig25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ssess_group_fig25.B5:assess_group_fig25.D5" chart:label-cell-address="assess_group_fig25.A5:assess_group_fig25.A5" chart:class="chart:bar">
            <chart:data-point chart:repeated="3"/>
          </chart:series>
          <chart:series chart:style-name="ch8" chart:values-cell-range-address="assess_group_fig25.B6:assess_group_fig25.D6" chart:label-cell-address="assess_group_fig25.A6:assess_group_fig25.A6" chart:class="chart:bar">
            <chart:data-point chart:repeated="3"/>
          </chart:series>
          <chart:series chart:style-name="ch9" chart:values-cell-range-address="assess_group_fig25.B7:assess_group_fig25.D7" chart:label-cell-address="assess_group_fig25.A7:assess_group_fig25.A7" chart:class="chart:bar">
            <chart:data-point chart:repeated="3"/>
          </chart:series>
          <chart:series chart:style-name="ch10" chart:values-cell-range-address="assess_group_fig25.B8:assess_group_fig25.D8" chart:label-cell-address="assess_group_fig25.A8:assess_group_fig25.A8" chart:class="chart:bar">
            <chart:data-point chart:repeated="3"/>
          </chart:series>
          <chart:series chart:style-name="ch11" chart:values-cell-range-address="assess_group_fig25.B9:assess_group_fig25.D9" chart:label-cell-address="assess_group_fig25.A9:assess_group_fig25.A9" chart:class="chart:bar">
            <chart:data-point chart:repeated="3"/>
          </chart:series>
          <chart:series chart:style-name="ch12" chart:values-cell-range-address="assess_group_fig25.B10:assess_group_fig25.D10" chart:label-cell-address="assess_group_fig25.A10:assess_group_fig25.A1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ubernetes</text:p>
                <draw:g>
                  <svg:desc>assess_group_fig25.B4:assess_group_fig25.D4</svg:desc>
                </draw:g>
              </table:table-cell>
              <table:table-cell office:value-type="string">
                <text:p>Containers</text:p>
              </table:table-cell>
              <table:table-cell office:value-type="string">
                <text:p>Lega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assess_group_fig25.A5:assess_group_fig25.A5</svg:desc>
                </draw:g>
              </table:table-cell>
              <table:table-cell office:value-type="float" office:value="1">
                <text:p>1</text:p>
                <draw:g>
                  <svg:desc>assess_group_fig25.B5:assess_group_fig25.D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assess_group_fig25.A6:assess_group_fig25.A6</svg:desc>
                </draw:g>
              </table:table-cell>
              <table:table-cell office:value-type="float" office:value="2">
                <text:p>2</text:p>
                <draw:g>
                  <svg:desc>assess_group_fig25.B6:assess_group_fig25.D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assess_group_fig25.A7:assess_group_fig25.A7</svg:desc>
                </draw:g>
              </table:table-cell>
              <table:table-cell office:value-type="float" office:value="3">
                <text:p>3</text:p>
                <draw:g>
                  <svg:desc>assess_group_fig25.B7:assess_group_fig25.D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assess_group_fig25.A8:assess_group_fig25.A8</svg:desc>
                </draw:g>
              </table:table-cell>
              <table:table-cell office:value-type="float" office:value="0">
                <text:p>0</text:p>
                <draw:g>
                  <svg:desc>assess_group_fig25.B8:assess_group_fig25.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  <draw:g>
                  <svg:desc>assess_group_fig25.A9:assess_group_fig25.A9</svg:desc>
                </draw:g>
              </table:table-cell>
              <table:table-cell office:value-type="float" office:value="1">
                <text:p>1</text:p>
                <draw:g>
                  <svg:desc>assess_group_fig25.B9:assess_group_fig25.D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  <draw:g>
                  <svg:desc>assess_group_fig25.A10:assess_group_fig25.A10</svg:desc>
                </draw:g>
              </table:table-cell>
              <table:table-cell office:value-type="float" office:value="NaN">
                <text:p>NaN</text:p>
                <draw:g>
                  <svg:desc>assess_group_fig25.B10:assess_group_fig25.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26pt" style:font-family-asian="Arial" style:font-size-asian="26pt" style:font-family-complex="Arial" style:font-size-complex="26pt"/>
    </style:style>
    <style:style style:name="ch3" style:family="chart">
      <style:chart-properties chart:percentage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6pt" style:font-family-asian="Arial" style:font-size-asian="26pt" style:font-family-complex="Arial" style:font-size-complex="26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6pt" style:font-family-asian="Arial" style:font-size-asian="26pt" style:font-family-complex="Arial" style:font-size-complex="26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cfe2f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9fc5e8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fa8d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d85c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b539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805cm" svg:y="1.776cm" style:legend-expansion="high" chart:style-name="ch2"/>
        <chart:plot-area chart:style-name="ch3" table:cell-range-address="assess_group_fig25.A22:assess_group_fig25.D27" chart:data-source-has-labels="both" svg:x="0.317cm" svg:y="0.196cm" svg:width="13.171cm" svg:height="9.424cm">
          <chartooo:coordinate-region svg:x="1.688cm" svg:y="0.713cm" svg:width="11.8cm" svg:height="7.775cm"/>
          <chart:axis chart:dimension="x" chart:name="primary-x" chart:style-name="ch4" chartooo:axis-type="text">
            <chart:categories table:cell-range-address="assess_group_fig25.B22:assess_group_fig25.D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ssess_group_fig25.B23:assess_group_fig25.D23" chart:label-cell-address="assess_group_fig25.A23:assess_group_fig25.A23" chart:class="chart:bar">
            <chart:data-point chart:repeated="3"/>
          </chart:series>
          <chart:series chart:style-name="ch8" chart:values-cell-range-address="assess_group_fig25.B24:assess_group_fig25.D24" chart:label-cell-address="assess_group_fig25.A24:assess_group_fig25.A24" chart:class="chart:bar">
            <chart:data-point chart:repeated="3"/>
          </chart:series>
          <chart:series chart:style-name="ch9" chart:values-cell-range-address="assess_group_fig25.B25:assess_group_fig25.D25" chart:label-cell-address="assess_group_fig25.A25:assess_group_fig25.A25" chart:class="chart:bar">
            <chart:data-point chart:repeated="3"/>
          </chart:series>
          <chart:series chart:style-name="ch10" chart:values-cell-range-address="assess_group_fig25.B26:assess_group_fig25.D26" chart:label-cell-address="assess_group_fig25.A26:assess_group_fig25.A26" chart:class="chart:bar">
            <chart:data-point chart:repeated="3"/>
          </chart:series>
          <chart:series chart:style-name="ch11" chart:values-cell-range-address="assess_group_fig25.B27:assess_group_fig25.D27" chart:label-cell-address="assess_group_fig25.A27:assess_group_fig25.A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</text:p>
                <draw:g>
                  <svg:desc>assess_group_fig25.B22:assess_group_fig25.D22</svg:desc>
                </draw:g>
              </table:table-cell>
              <table:table-cell office:value-type="string">
                <text:p>Private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assess_group_fig25.A23:assess_group_fig25.A23</svg:desc>
                </draw:g>
              </table:table-cell>
              <table:table-cell office:value-type="float" office:value="1">
                <text:p>1</text:p>
                <draw:g>
                  <svg:desc>assess_group_fig25.B23:assess_group_fig25.D2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  <draw:g>
                  <svg:desc>assess_group_fig25.A24:assess_group_fig25.A24</svg:desc>
                </draw:g>
              </table:table-cell>
              <table:table-cell office:value-type="float" office:value="1">
                <text:p>1</text:p>
                <draw:g>
                  <svg:desc>assess_group_fig25.B24:assess_group_fig25.D2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assess_group_fig25.A25:assess_group_fig25.A25</svg:desc>
                </draw:g>
              </table:table-cell>
              <table:table-cell office:value-type="float" office:value="2">
                <text:p>2</text:p>
                <draw:g>
                  <svg:desc>assess_group_fig25.B25:assess_group_fig25.D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assess_group_fig25.A26:assess_group_fig25.A26</svg:desc>
                </draw:g>
              </table:table-cell>
              <table:table-cell office:value-type="float" office:value="1">
                <text:p>1</text:p>
                <draw:g>
                  <svg:desc>assess_group_fig25.B26:assess_group_fig25.D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assess_group_fig25.A27:assess_group_fig25.A27</svg:desc>
                </draw:g>
              </table:table-cell>
              <table:table-cell office:value-type="float" office:value="2">
                <text:p>2</text:p>
                <draw:g>
                  <svg:desc>assess_group_fig25.B27:assess_group_fig25.D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day/>
      <number:text>-</number:text>
      <number:month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6pt" style:font-family-asian="Arial" style:font-size-asian="26pt" style:font-family-complex="Arial" style:font-size-complex="26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26pt" style:font-family-asian="Arial" style:font-size-asian="26pt" style:font-family-complex="Arial" style:font-size-complex="26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6pt" style:font-family-asian="Arial" style:font-size-asian="26pt" style:font-family-complex="Arial" style:font-size-complex="26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stroke="none" draw:fill-color="#45818e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273cm" svg:y="3.862cm" style:legend-expansion="high" chart:style-name="ch2"/>
        <chart:plot-area chart:style-name="ch3" table:cell-range-address="assess_group_fig25.A40:assess_group_fig25.B43" chart:data-source-has-labels="column" svg:x="1.865cm" svg:y="0.808cm" svg:width="13.518cm" svg:height="5.897cm">
          <chartooo:coordinate-region svg:x="2.469cm" svg:y="1.325cm" svg:width="12.914cm" svg:height="4.248cm"/>
          <chart:axis chart:dimension="x" chart:name="primary-x" chart:style-name="ch4" chartooo:axis-type="text">
            <chart:title svg:x="4.358cm" svg:y="6.901cm" chart:style-name="ch5">
              <text:p>Years of experience</text:p>
            </chart:title>
            <chart:categories table:cell-range-address="assess_group_fig25.A40:assess_group_fig25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sess_group_fig25.B40:assess_group_fig25.B43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4109">
                <text:p>44109</text:p>
                <draw:g>
                  <svg:desc>assess_group_fig25.A40:assess_group_fig25.A43</svg:desc>
                </draw:g>
              </table:table-cell>
              <table:table-cell office:value-type="float" office:value="4">
                <text:p>4</text:p>
                <draw:g>
                  <svg:desc>assess_group_fig25.B40:assess_group_fig25.B43</svg:desc>
                </draw:g>
              </table:table-cell>
            </table:table-row>
            <table:table-row>
              <table:table-cell office:value-type="string">
                <text:p>10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-2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